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4.83pt" svg:height="293.61pt" svg:x="806.2pt" svg:y="344.1pt">
            <loext:p draw:notify-on-update-of-ranges="Sheet1.A2:Sheet1.A14 Sheet1.B1:Sheet1.B1 Sheet1.B2:Sheet1.B14 Sheet1.A2:Sheet1.A14 Sheet1.C1:Sheet1.C1 Sheet1.C2:Sheet1.C14 Sheet1.A2:Sheet1.A14 Sheet1.D1:Sheet1.D1 Sheet1.D2:Shee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6.22pt" svg:height="287.57pt" svg:x="805.61pt" svg:y="39.94pt">
            <loext:p draw:notify-on-update-of-ranges="Sheet1.A3:Sheet1.A12 Sheet1.B1:Sheet1.B1 Sheet1.B3:Sheet1.B12 Sheet1.A3:Sheet1.A12 Sheet1.C1:Sheet1.C1 Sheet1.C3:Sheet1.C12 Sheet1.A3:Sheet1.A12 Sheet1.D1:Sheet1.D1 Sheet1.D3:Sheet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orners</text:p>
          </table:table-cell>
          <table:table-cell/>
          <table:table-cell office:value-type="string" calcext:value-type="string">
            <text:p>unnormalize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F2]/(120*2)" office:value-type="float" office:value="0" calcext:value-type="float">
            <text:p>0</text:p>
          </table:table-cell>
          <table:table-cell table:formula="of:=[.G2]/(120*2)" office:value-type="float" office:value="0.00833333333333333" calcext:value-type="float">
            <text:p>0.0083333333</text:p>
          </table:table-cell>
          <table:table-cell table:formula="of:=[.H2]/(120*2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F3]/(120*2)" office:value-type="float" office:value="0.5875" calcext:value-type="float">
            <text:p>0.5875</text:p>
          </table:table-cell>
          <table:table-cell table:formula="of:=[.G3]/(120*2)" office:value-type="float" office:value="0.6625" calcext:value-type="float">
            <text:p>0.6625</text:p>
          </table:table-cell>
          <table:table-cell table:formula="of:=[.H3]/(120*2)" office:value-type="float" office:value="0.704166666666667" calcext:value-type="float">
            <text:p>0.704166666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F4]/(120*2)" office:value-type="float" office:value="0.675" calcext:value-type="float">
            <text:p>0.675</text:p>
          </table:table-cell>
          <table:table-cell table:formula="of:=[.G4]/(120*2)" office:value-type="float" office:value="0.666666666666667" calcext:value-type="float">
            <text:p>0.6666666667</text:p>
          </table:table-cell>
          <table:table-cell table:formula="of:=[.H4]/(120*2)" office:value-type="float" office:value="0.766666666666667" calcext:value-type="float">
            <text:p>0.766666666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F5]/(120*2)" office:value-type="float" office:value="0.6625" calcext:value-type="float">
            <text:p>0.6625</text:p>
          </table:table-cell>
          <table:table-cell table:formula="of:=[.G5]/(120*2)" office:value-type="float" office:value="0.658333333333333" calcext:value-type="float">
            <text:p>0.6583333333</text:p>
          </table:table-cell>
          <table:table-cell table:formula="of:=[.H5]/(120*2)" office:value-type="float" office:value="0.6375" calcext:value-type="float">
            <text:p>0.637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F6]/(120*2)" office:value-type="float" office:value="0.616666666666667" calcext:value-type="float">
            <text:p>0.6166666667</text:p>
          </table:table-cell>
          <table:table-cell table:formula="of:=[.G6]/(120*2)" office:value-type="float" office:value="0.666666666666667" calcext:value-type="float">
            <text:p>0.6666666667</text:p>
          </table:table-cell>
          <table:table-cell table:formula="of:=[.H6]/(120*2)" office:value-type="float" office:value="0.583333333333333" calcext:value-type="float">
            <text:p>0.58333333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F7]/(120*2)" office:value-type="float" office:value="0.583333333333333" calcext:value-type="float">
            <text:p>0.5833333333</text:p>
          </table:table-cell>
          <table:table-cell table:formula="of:=[.G7]/(120*2)" office:value-type="float" office:value="0.595833333333333" calcext:value-type="float">
            <text:p>0.5958333333</text:p>
          </table:table-cell>
          <table:table-cell table:formula="of:=[.H7]/(120*2)" office:value-type="float" office:value="0.579166666666667" calcext:value-type="float">
            <text:p>0.57916666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F8]/(120*2)" office:value-type="float" office:value="0.570833333333333" calcext:value-type="float">
            <text:p>0.5708333333</text:p>
          </table:table-cell>
          <table:table-cell table:formula="of:=[.G8]/(120*2)" office:value-type="float" office:value="0.554166666666667" calcext:value-type="float">
            <text:p>0.5541666667</text:p>
          </table:table-cell>
          <table:table-cell table:formula="of:=[.H8]/(120*2)" office:value-type="float" office:value="0.566666666666667" calcext:value-type="float">
            <text:p>0.566666666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F9]/(120*2)" office:value-type="float" office:value="0.541666666666667" calcext:value-type="float">
            <text:p>0.5416666667</text:p>
          </table:table-cell>
          <table:table-cell table:formula="of:=[.G9]/(120*2)" office:value-type="float" office:value="0.420833333333333" calcext:value-type="float">
            <text:p>0.4208333333</text:p>
          </table:table-cell>
          <table:table-cell table:formula="of:=[.H9]/(120*2)" office:value-type="float" office:value="0.516666666666667" calcext:value-type="float">
            <text:p>0.51666666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F10]/(120*2)" office:value-type="float" office:value="0.504166666666667" calcext:value-type="float">
            <text:p>0.5041666667</text:p>
          </table:table-cell>
          <table:table-cell table:formula="of:=[.G10]/(120*2)" office:value-type="float" office:value="0.508333333333333" calcext:value-type="float">
            <text:p>0.5083333333</text:p>
          </table:table-cell>
          <table:table-cell table:formula="of:=[.H10]/(120*2)" office:value-type="float" office:value="0.4875" calcext:value-type="float">
            <text:p>0.487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F11]/(120*2)" office:value-type="float" office:value="0.483333333333333" calcext:value-type="float">
            <text:p>0.4833333333</text:p>
          </table:table-cell>
          <table:table-cell table:formula="of:=[.G11]/(120*2)" office:value-type="float" office:value="0.483333333333333" calcext:value-type="float">
            <text:p>0.4833333333</text:p>
          </table:table-cell>
          <table:table-cell table:formula="of:=[.H11]/(120*2)" office:value-type="float" office:value="0.4875" calcext:value-type="float">
            <text:p>0.4875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2]/(120*2)" office:value-type="float" office:value="0.475" calcext:value-type="float">
            <text:p>0.475</text:p>
          </table:table-cell>
          <table:table-cell table:formula="of:=[.G12]/(120*2)" office:value-type="float" office:value="0.491666666666667" calcext:value-type="float">
            <text:p>0.4916666667</text:p>
          </table:table-cell>
          <table:table-cell table:formula="of:=[.H12]/(120*2)" office:value-type="float" office:value="0.445833333333333" calcext:value-type="float">
            <text:p>0.44583333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13]/(120*2)" office:value-type="float" office:value="0.429166666666667" calcext:value-type="float">
            <text:p>0.4291666667</text:p>
          </table:table-cell>
          <table:table-cell table:formula="of:=[.G13]/(120*2)" office:value-type="float" office:value="0.383333333333333" calcext:value-type="float">
            <text:p>0.3833333333</text:p>
          </table:table-cell>
          <table:table-cell table:formula="of:=[.H13]/(120*2)" office:value-type="float" office:value="0.383333333333333" calcext:value-type="float">
            <text:p>0.383333333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4]/(120*2)" office:value-type="float" office:value="0.370833333333333" calcext:value-type="float">
            <text:p>0.3708333333</text:p>
          </table:table-cell>
          <table:table-cell table:formula="of:=[.G14]/(120*2)" office:value-type="float" office:value="0.4" calcext:value-type="float">
            <text:p>0.4</text:p>
          </table:table-cell>
          <table:table-cell table:formula="of:=[.H14]/(120*2)" office:value-type="float" office:value="0.341666666666667" calcext:value-type="float">
            <text:p>0.341666666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1:57:09.362984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4-13T17:28:52.811755601</dc:date>
    <meta:editing-duration>PT6H16M27S</meta:editing-duration>
    <meta:editing-cycles>4</meta:editing-cycles>
    <meta:generator>LibreOffice/5.1.6.2$Linux_X86_64 LibreOffice_project/10m0$Build-2</meta:generator>
    <meta:document-statistic meta:table-count="1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41cm" svg:height="10.359cm" xlink:href=".." xlink:type="simple" chart:class="chart:scatter" chart:style-name="ch1">
        <chart:legend chart:legend-position="top" svg:x="4.156cm" svg:y="0.185cm" style:legend-expansion="wide" chart:style-name="ch2"/>
        <chart:plot-area chart:style-name="ch3" table:cell-range-address="Sheet1.A2:Sheet1.D14 Sheet1.B1:Sheet1.D1" chart:data-source-has-labels="row" svg:x="0.564cm" svg:y="0.79cm" svg:width="14.182cm" svg:height="9.085cm">
          <chartooo:coordinate-region svg:x="1.291cm" svg:y="0.989cm" svg:width="13.361cm" svg:height="8.239cm"/>
          <chart:axis chart:dimension="x" chart:name="primary-x" chart:style-name="ch4">
            <chart:title svg:x="7.082cm" svg:y="9.799cm" chart:style-name="ch5">
              <text:p>c value</text:p>
            </chart:title>
          </chart:axis>
          <chart:axis chart:dimension="y" chart:name="primary-y" chart:style-name="ch4">
            <chart:title svg:x="0cm" svg:y="6.501cm" chart:style-name="ch6">
              <text:p>win percentage</text:p>
            </chart:title>
            <chart:grid chart:style-name="ch7" chart:class="major"/>
          </chart:axis>
          <chart:series chart:style-name="ch8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9" chart:values-cell-range-address="Sheet1.C2:Sheet1.C14" chart:label-cell-address="Sheet1.C1:Sheet1.C1" chart:class="chart:scatter">
            <chart:data-point chart:repeated="13"/>
          </chart:series>
          <chart:series chart:style-name="ch10" chart:values-cell-range-address="Sheet1.D2:Sheet1.D14" chart:label-cell-address="Sheet1.D1:Sheet1.D1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.00833333333333333">
                <text:p>0.00833333333333333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875">
                <text:p>0.5875</text:p>
              </table:table-cell>
              <table:table-cell office:value-type="float" office:value="0.6625">
                <text:p>0.6625</text:p>
              </table:table-cell>
              <table:table-cell office:value-type="float" office:value="0.704166666666667">
                <text:p>0.704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579166666666667">
                <text:p>0.57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445833333333333">
                <text:p>0.445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4">
                <text:p>0.4</text:p>
              </table:table-cell>
              <table:table-cell office:value-type="float" office:value="0.341666666666667">
                <text:p>0.34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0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9cm" svg:height="10.146cm" xlink:href=".." xlink:type="simple" chart:class="chart:scatter" chart:style-name="ch1">
        <chart:legend chart:legend-position="top" svg:x="4.181cm" svg:y="0.184cm" style:legend-expansion="wide" chart:style-name="ch2"/>
        <chart:plot-area chart:style-name="ch3" table:cell-range-address="Sheet1.A3:Sheet1.D12 Sheet1.B1:Sheet1.D1" chart:data-source-has-labels="row" svg:x="0.458cm" svg:y="0.758cm" svg:width="14.616cm" svg:height="8.72cm">
          <chartooo:coordinate-region svg:x="1.37cm" svg:y="0.957cm" svg:width="13.704cm" svg:height="7.874cm"/>
          <chart:axis chart:dimension="x" chart:name="primary-x" chart:style-name="ch4">
            <chart:title svg:x="7.193cm" svg:y="9.586cm" chart:style-name="ch5">
              <text:p>c value</text:p>
            </chart:title>
          </chart:axis>
          <chart:axis chart:dimension="y" chart:name="primary-y" chart:style-name="ch6">
            <chart:title svg:x="0cm" svg:y="6.287cm" chart:style-name="ch7">
              <text:p>win percentage</text:p>
            </chart:title>
            <chart:grid chart:style-name="ch8" chart:class="major"/>
          </chart:axis>
          <chart:series chart:style-name="ch9" chart:values-cell-range-address="Sheet1.B3:Sheet1.B12" chart:label-cell-address="Sheet1.B1:Sheet1.B1" chart:class="chart:scatter">
            <chart:domain table:cell-range-address="Sheet1.A3:Sheet1.A12"/>
            <chart:data-point chart:repeated="10"/>
          </chart:series>
          <chart:series chart:style-name="ch10" chart:values-cell-range-address="Sheet1.C3:Sheet1.C12" chart:label-cell-address="Sheet1.C1:Sheet1.C1" chart:class="chart:scatter">
            <chart:data-point chart:repeated="10"/>
          </chart:series>
          <chart:series chart:style-name="ch11" chart:values-cell-range-address="Sheet1.D3:Sheet1.D12" chart:label-cell-address="Sheet1.D1:Sheet1.D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5875">
                <text:p>0.5875</text:p>
                <draw:g>
                  <svg:desc>Sheet1.B3:Sheet1.B12</svg:desc>
                </draw:g>
              </table:table-cell>
              <table:table-cell office:value-type="float" office:value="0.6625">
                <text:p>0.6625</text:p>
                <draw:g>
                  <svg:desc>Sheet1.C3:Sheet1.C12</svg:desc>
                </draw:g>
              </table:table-cell>
              <table:table-cell office:value-type="float" office:value="0.704166666666667">
                <text:p>0.704166666666667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75">
                <text:p>0.6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6625">
                <text:p>0.6625</text:p>
              </table:table-cell>
              <table:table-cell office:value-type="float" office:value="0.658333333333333">
                <text:p>0.658333333333333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579166666666667">
                <text:p>0.57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75">
                <text:p>0.47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445833333333333">
                <text:p>0.4458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